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Droid Sans Devanagari1" svg:font-family="'Droid Sans Devanagari'" style:font-family-generic="swiss"/>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396b94" officeooo:paragraph-rsid="003e41b2"/>
    </style:style>
    <style:style style:name="T1" style:family="text">
      <style:text-properties officeooo:rsid="001127ef"/>
    </style:style>
    <style:style style:name="T2" style:family="text">
      <style:text-properties officeooo:rsid="0013351d"/>
    </style:style>
    <style:style style:name="T3" style:family="text">
      <style:text-properties officeooo:rsid="00181fb5"/>
    </style:style>
    <style:style style:name="T4" style:family="text">
      <style:text-properties officeooo:rsid="001ba72b"/>
    </style:style>
    <style:style style:name="T5" style:family="text">
      <style:text-properties officeooo:rsid="001effb2"/>
    </style:style>
    <style:style style:name="T6" style:family="text">
      <style:text-properties officeooo:rsid="00207112"/>
    </style:style>
    <style:style style:name="T7" style:family="text">
      <style:text-properties officeooo:rsid="0021fbd3"/>
    </style:style>
    <style:style style:name="T8" style:family="text">
      <style:text-properties officeooo:rsid="00237fbf"/>
    </style:style>
    <style:style style:name="T9" style:family="text">
      <style:text-properties officeooo:rsid="0025e2c7"/>
    </style:style>
    <style:style style:name="T10" style:family="text">
      <style:text-properties officeooo:rsid="000cb393"/>
    </style:style>
    <style:style style:name="T11" style:family="text">
      <style:text-properties officeooo:rsid="003a303a"/>
    </style:style>
    <style:style style:name="T12" style:family="text">
      <style:text-properties officeooo:rsid="003c1dda"/>
    </style:style>
    <style:style style:name="T13" style:family="text">
      <style:text-properties officeooo:rsid="003e41b2"/>
    </style:style>
    <style:style style:name="T14" style:family="text">
      <style:text-properties officeooo:rsid="003f33be"/>
    </style:style>
    <style:style style:name="T15" style:family="text">
      <style:text-properties officeooo:rsid="00415e06"/>
    </style:style>
    <style:style style:name="T16" style:family="text">
      <style:text-properties officeooo:rsid="0042b14f"/>
    </style:style>
    <style:style style:name="T17" style:family="text">
      <style:text-properties officeooo:rsid="00433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s Website</text:p>
      <text:p text:style-name="Subtitle">Intro</text:p>
      <text:p text:style-name="Standard"><text:span text:style-name="T10">This website was built using my own &lt;</text:span><text:span text:style-name="T9">a href=https://github.com/c3ypt1c/Website&gt;</text:span><text:span text:style-name="T10">open source code&lt;/</text:span><text:span text:style-name="T9">a&gt;</text:span><text:span text:style-name="T10">. I’ve</text:span><text:span text:style-name="T4"> </text:span><text:span text:style-name="T10">made it in such a way that it allows users to download the website in full, excluding all of the project </text:span><text:span text:style-name="T5">files (the file would be too big)</text:span><text:span text:style-name="T10">. The </text:span><text:span text:style-name="T2">one of</text:span><text:span text:style-name="T10"> most impressive part</text:span><text:span text:style-name="T2">s</text:span><text:span text:style-name="T10"> is that I’ve developed technologies that allows people to download the website without any external sources, </text:span><text:span text:style-name="T6">(&lt;a href=down.html target=_blank download&gt;go on, try it!&lt;/a&gt;)</text:span><text:span text:style-name="T10">. This means that images and other media in this page have been embedded into a single HTML file. This includes, but is not limited to: </text:span>&lt;ul&gt;&lt;li&gt;Images&lt;/li&gt;&lt;li&gt;Style Sheets&lt;/li&gt;&lt;li&gt;Scripts&lt;/li&gt;&lt;li&gt;External Resources&lt;/li&gt;&lt;/ul&gt;</text:p>
      <text:p text:style-name="Standard">You will see that if you download this website by using the download link, you will be able to still browse it and use it as if it was the main website, even without an internet connection. </text:p>
      <text:p text:style-name="Standard"/>
      <text:p text:style-name="Standard">If you’re very old school, you can also &lt;a href=bare.html&gt;view this page without any media&lt;/a&gt;, CSS or JavaScript. It works just as well. <text:s/></text:p>
      <text:p text:style-name="Subtitle">Data URIs</text:p>
      <text:p text:style-name="Standard">The way I encode data is by using &lt;<text:span text:style-name="T1">a href=https://css-tricks.com/data-uris/&gt;</text:span>Data URIs&lt;/<text:span text:style-name="T1">a&gt;</text:span>. <text:span text:style-name="T3">While using URIs on a standard page is very silly as it doesn’t take advantage of the &lt;</text:span><text:span text:style-name="T7">a href=https://medium.com/@factoryhr/http-2-the-difference-between-http-1-1-benefits-and-how-to-use-it-38094fa0e95b&gt;</text:span><text:span text:style-name="T3">latest HTTP technologies&lt;/</text:span><text:span text:style-name="T7">a&gt;</text:span><text:span text:style-name="T3">, in this case, it fits perfectly simply because my website could no longer exist and you would still have a perfect snapshot of it years later. </text:span><text:span text:style-name="T8">It also impresses my peers.</text:span></text:p>
      <text:p text:style-name="Subtitle">Generation</text:p>
      <text:p text:style-name="Standard">Another part that is very worth mentioning is that I can generate my pages from the &lt;a href=https://en.wikipedia.org/wiki/OpenDocument&gt;odt&lt;/a&gt; format. This format allows me to write this very document in LibreOffice, where I have spell check and other important tools to help me write.</text:p>
      <text:p text:style-name="Standard">&lt;img src="Resources/FileImages/ThisWebsite/LibreOfficeWriter.png" alt="LiberOffice Writer showing the Welcome page."&gt;</text:p>
      <text:p text:style-name="Standard">This is important because as the technologies will evolve and the tools will evolve, it’s important to use something solid to base your website on. In my case, I’ve decided that it would be the best to base it on an open standard that even &lt;a href=https://support.microsoft.com/en-us/office/use-word-to-open-or-save-a-document-in-the-opendocument-text-odt-format-20e5189f-86f8-4d8f-ae74-ea06b7df3b0e&gt;Microsoft Office&lt;/a&gt; supports. Given this stability and availability, I really don’t see this format dying any time soon. I can be certain that it will last a long time. And if it doesn’t, I could always find a better format.</text:p>
      <text:p text:style-name="Standard">I can also generate pages from HTML/HTM and plain text files. This allows for a backup method for generation and more control over the page that will be generated. <text:span text:style-name="T17">In the future, Markdown will be parsed too. </text:span></text:p>
      <text:p text:style-name="Standard"/>
      <text:p text:style-name="Subtitle">Perfection Every Time</text:p>
      <text:p text:style-name="P1">This project can automatically query &lt;a href=https://validator.w3.org/nu/&gt;W3’s NU validator&lt;/a&gt; <text:span text:style-name="T12">to find any problems with the program or the content that was used to generate the site.</text:span> </text:p>
      <text:p text:style-name="P1"><text:soft-page-break/>&lt;img src="Resources/FileImages/ThisWebsite/<text:span text:style-name="T13">Errors</text:span>.png" alt="<text:span text:style-name="T14">PyCharm </text:span>showing the <text:span text:style-name="T14">error output of the program resulting from a missing close on a hyperlink element</text:span>."&gt;</text:p>
      <text:p text:style-name="P1">Upon completion, <text:span text:style-name="T11">the script can automatically send the HTML to the service to be analysed. The script receives the info/warnings/errors if any are found </text:span><text:span text:style-name="T12">and displays them, </text:span><text:span text:style-name="T15">like above</text:span><text:span text:style-name="T11">. </text:span><text:span text:style-name="T15">This helps to find any potential errors before they are shipped to the public. </text:span><text:span text:style-name="T16">This also doubles as a debugger if necessary. </text:span></text:p>
      <text:p text:style-name="Subtitle">Limitations</text:p>
      <text:p text:style-name="Standard">Currently, &lt;a href=https://en.wikipedia.org/wiki/OpenDocument&gt;odt&lt;/a&gt; support is lacking in parsing links and more elaborate features of this file format, such as lists and embedded images. This will be addressed in the future updates of this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Droid Sans Devanagari1" svg:font-family="'Droid Sans Devanagari'" style:font-family-generic="swiss"/>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6T19:57:50.868642298</meta:creation-date>
    <dc:date>2021-06-01T23:21:21.258977024</dc:date>
    <meta:editing-duration>P1DT3H31M44S</meta:editing-duration>
    <meta:editing-cycles>50</meta:editing-cycles>
    <meta:generator>LibreOffice/7.1.3.2$Linux_X86_64 LibreOffice_project/10$Build-2</meta:generator>
    <meta:document-statistic meta:table-count="0" meta:image-count="0" meta:object-count="0" meta:page-count="2" meta:paragraph-count="18" meta:word-count="534" meta:character-count="3708" meta:non-whitespace-character-count="3186"/>
  </office:meta>
</office:document-meta>
</file>